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English Menu Keys</text:p>
          </table:table-cell>
          <table:table-cell table:style-name="ce1" office:value-type="string">
            <text:p>English Global Shortcuts</text:p>
          </table:table-cell>
          <table:table-cell table:style-name="ce1" office:value-type="string">
            <text:p>Spanish Global Shortcuts</text:p>
          </table:table-cell>
        </table:table-row>
        <table:table-row table:style-name="ro1">
          <table:table-cell office:value-type="string">
            <text:p>About menu</text:p>
          </table:table-cell>
          <table:table-cell office:value-type="string">
            <text:p>alt+a</text:p>
          </table:table-cell>
          <table:table-cell table:number-columns-repeated="2"/>
        </table:table-row>
        <table:table-row table:style-name="ro1">
          <table:table-cell office:value-type="string">
            <text:p>Brewday menu</text:p>
          </table:table-cell>
          <table:table-cell office:value-type="string">
            <text:p>alt+b</text:p>
          </table:table-cell>
          <table:table-cell table:number-columns-repeated="2"/>
        </table:table-row>
        <table:table-row table:style-name="ro1">
          <table:table-cell office:value-type="string">
            <text:p>About brewtarget</text:p>
          </table:table-cell>
          <table:table-cell office:value-type="string">
            <text:p>alt+b</text:p>
          </table:table-cell>
          <table:table-cell table:number-columns-repeated="2"/>
        </table:table-row>
        <table:table-row table:style-name="ro1">
          <table:table-cell office:value-type="string">
            <text:p>Backup</text:p>
          </table:table-cell>
          <table:table-cell office:value-type="string">
            <text:p>alt+b</text:p>
          </table:table-cell>
          <table:table-cell table:number-columns-repeated="2"/>
        </table:table-row>
        <table:table-row table:style-name="ro1">
          <table:table-cell office:value-type="string">
            <text:p>Convert Units</text:p>
          </table:table-cell>
          <table:table-cell office:value-type="string">
            <text:p>alt+c</text:p>
          </table:table-cell>
          <table:table-cell table:number-columns-repeated="2"/>
        </table:table-row>
        <table:table-row table:style-name="ro1">
          <table:table-cell office:value-type="string">
            <text:p>Copy recipe</text:p>
          </table:table-cell>
          <table:table-cell office:value-type="string">
            <text:p>alt+c</text:p>
          </table:table-cell>
          <table:table-cell office:value-type="string">
            <text:p>QkeySequence::Copy</text:p>
          </table:table-cell>
          <table:table-cell/>
        </table:table-row>
        <table:table-row table:style-name="ro1">
          <table:table-cell office:value-type="string">
            <text:p>Database menu</text:p>
          </table:table-cell>
          <table:table-cell office:value-type="string">
            <text:p>alt+d</text:p>
          </table:table-cell>
          <table:table-cell table:number-columns-repeated="2"/>
        </table:table-row>
        <table:table-row table:style-name="ro1">
          <table:table-cell office:value-type="string">
            <text:p>Export recipe</text:p>
          </table:table-cell>
          <table:table-cell office:value-type="string">
            <text:p>alt+e</text:p>
          </table:table-cell>
          <table:table-cell table:number-columns-repeated="2"/>
        </table:table-row>
        <table:table-row table:style-name="ro1">
          <table:table-cell office:value-type="string">
            <text:p>Equipments</text:p>
          </table:table-cell>
          <table:table-cell office:value-type="string">
            <text:p>alt+e</text:p>
          </table:table-cell>
          <table:table-cell table:number-columns-repeated="2" office:value-type="string">
            <text:p>ctrl+e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alt+e</text:p>
          </table:table-cell>
          <table:table-cell table:number-columns-repeated="2" office:value-type="string">
            <text:p>ctrl+q</text:p>
          </table:table-cell>
        </table:table-row>
        <table:table-row table:style-name="ro1">
          <table:table-cell office:value-type="string">
            <text:p>Export to html</text:p>
          </table:table-cell>
          <table:table-cell office:value-type="string">
            <text:p>alt+e</text:p>
          </table:table-cell>
          <table:table-cell table:number-columns-repeated="2"/>
        </table:table-row>
        <table:table-row table:style-name="ro1">
          <table:table-cell office:value-type="string">
            <text:p>File menu</text:p>
          </table:table-cell>
          <table:table-cell office:value-type="string">
            <text:p>alt+f</text:p>
          </table:table-cell>
          <table:table-cell table:number-columns-repeated="2"/>
        </table:table-row>
        <table:table-row table:style-name="ro1">
          <table:table-cell office:value-type="string">
            <text:p>Fermentables</text:p>
          </table:table-cell>
          <table:table-cell office:value-type="string">
            <text:p>alt+f</text:p>
          </table:table-cell>
          <table:table-cell table:number-columns-repeated="2" office:value-type="string">
            <text:p>ctrl+f</text:p>
          </table:table-cell>
        </table:table-row>
        <table:table-row table:style-name="ro1">
          <table:table-cell office:value-type="string">
            <text:p>Hops</text:p>
          </table:table-cell>
          <table:table-cell office:value-type="string">
            <text:p>alt+h</text:p>
          </table:table-cell>
          <table:table-cell office:value-type="string">
            <text:p>ctrl+h</text:p>
          </table:table-cell>
          <table:table-cell office:value-type="string">
            <text:p>ctrl+L</text:p>
          </table:table-cell>
        </table:table-row>
        <table:table-row table:style-name="ro1">
          <table:table-cell office:value-type="string">
            <text:p>Import recipes</text:p>
          </table:table-cell>
          <table:table-cell office:value-type="string">
            <text:p>alt+i</text:p>
          </table:table-cell>
          <table:table-cell table:number-columns-repeated="2"/>
        </table:table-row>
        <table:table-row table:style-name="ro1">
          <table:table-cell office:value-type="string">
            <text:p>Priming calc</text:p>
          </table:table-cell>
          <table:table-cell office:value-type="string">
            <text:p>alt+i</text:p>
          </table:table-cell>
          <table:table-cell table:number-columns-repeated="2"/>
        </table:table-row>
        <table:table-row table:style-name="ro1">
          <table:table-cell office:value-type="string">
            <text:p>Miscs</text:p>
          </table:table-cell>
          <table:table-cell office:value-type="string">
            <text:p>alt+m</text:p>
          </table:table-cell>
          <table:table-cell table:number-columns-repeated="2" office:value-type="string">
            <text:p>ctrl+m</text:p>
          </table:table-cell>
        </table:table-row>
        <table:table-row table:style-name="ro1">
          <table:table-cell office:value-type="string">
            <text:p>Manual</text:p>
          </table:table-cell>
          <table:table-cell office:value-type="string">
            <text:p>alt+m</text:p>
          </table:table-cell>
          <table:table-cell table:number-columns-repeated="2"/>
        </table:table-row>
        <table:table-row table:style-name="ro1">
          <table:table-cell office:value-type="string">
            <text:p>Merge</text:p>
          </table:table-cell>
          <table:table-cell office:value-type="string">
            <text:p>alt+m</text:p>
          </table:table-cell>
          <table:table-cell table:number-columns-repeated="2"/>
        </table:table-row>
        <table:table-row table:style-name="ro1">
          <table:table-cell office:value-type="string">
            <text:p>New recipe</text:p>
          </table:table-cell>
          <table:table-cell office:value-type="string">
            <text:p>alt+n</text:p>
          </table:table-cell>
          <table:table-cell table:style-name="ce2" office:value-type="string">
            <text:p>QkeySequence::New</text:p>
          </table:table-cell>
          <table:table-cell/>
        </table:table-row>
        <table:table-row table:style-name="ro1">
          <table:table-cell office:value-type="string">
            <text:p>Options</text:p>
          </table:table-cell>
          <table:table-cell office:value-type="string">
            <text:p>alt+o</text:p>
          </table:table-cell>
          <table:table-cell table:number-columns-repeated="2"/>
        </table:table-row>
        <table:table-row table:style-name="ro1">
          <table:table-cell office:value-type="string">
            <text:p>OG correction</text:p>
          </table:table-cell>
          <table:table-cell office:value-type="string">
            <text:p>alt+o</text:p>
          </table:table-cell>
          <table:table-cell table:number-columns-repeated="2"/>
        </table:table-row>
        <table:table-row table:style-name="ro1">
          <table:table-cell office:value-type="string">
            <text:p>Pitch rate calc</text:p>
          </table:table-cell>
          <table:table-cell office:value-type="string">
            <text:p>alt+p</text:p>
          </table:table-cell>
          <table:table-cell table:number-columns-repeated="2"/>
        </table:table-row>
        <table:table-row table:style-name="ro1">
          <table:table-cell office:value-type="string">
            <text:p>Print</text:p>
          </table:table-cell>
          <table:table-cell office:value-type="string">
            <text:p>alt+p</text:p>
          </table:table-cell>
          <table:table-cell table:number-columns-repeated="2"/>
        </table:table-row>
        <table:table-row table:style-name="ro1">
          <table:table-cell office:value-type="string">
            <text:p>Recipe menu</text:p>
          </table:table-cell>
          <table:table-cell office:value-type="string">
            <text:p>alt+r</text:p>
          </table:table-cell>
          <table:table-cell table:number-columns-repeated="2"/>
        </table:table-row>
        <table:table-row table:style-name="ro1">
          <table:table-cell office:value-type="string">
            <text:p>Refrac tools</text:p>
          </table:table-cell>
          <table:table-cell office:value-type="string">
            <text:p>alt+r</text:p>
          </table:table-cell>
          <table:table-cell table:number-columns-repeated="2"/>
        </table:table-row>
        <table:table-row table:style-name="ro1">
          <table:table-cell office:value-type="string">
            <text:p>Restore</text:p>
          </table:table-cell>
          <table:table-cell office:value-type="string">
            <text:p>alt+r</text:p>
          </table:table-cell>
          <table:table-cell table:number-columns-repeated="2"/>
        </table:table-row>
        <table:table-row table:style-name="ro1">
          <table:table-cell office:value-type="string">
            <text:p>Styles</text:p>
          </table:table-cell>
          <table:table-cell office:value-type="string">
            <text:p>alt+s</text:p>
          </table:table-cell>
          <table:table-cell office:value-type="string">
            <text:p>ctrl+t</text:p>
          </table:table-cell>
          <table:table-cell office:value-type="string">
            <text:p>ctrl+i</text:p>
          </table:table-cell>
        </table:table-row>
        <table:table-row table:style-name="ro1">
          <table:table-cell office:value-type="string">
            <text:p>Scale recipe</text:p>
          </table:table-cell>
          <table:table-cell office:value-type="string">
            <text:p>alt+s</text:p>
          </table:table-cell>
          <table:table-cell table:number-columns-repeated="2"/>
        </table:table-row>
        <table:table-row table:style-name="ro1">
          <table:table-cell office:value-type="string">
            <text:p>Tools menu</text:p>
          </table:table-cell>
          <table:table-cell office:value-type="string">
            <text:p>alt+t</text:p>
          </table:table-cell>
          <table:table-cell table:number-columns-repeated="2"/>
        </table:table-row>
        <table:table-row table:style-name="ro1">
          <table:table-cell office:value-type="string">
            <text:p>Recipe to clipboard</text:p>
          </table:table-cell>
          <table:table-cell office:value-type="string">
            <text:p>alt+t</text:p>
          </table:table-cell>
          <table:table-cell table:number-columns-repeated="2"/>
        </table:table-row>
        <table:table-row table:style-name="ro1">
          <table:table-cell office:value-type="string">
            <text:p>View menu</text:p>
          </table:table-cell>
          <table:table-cell office:value-type="string">
            <text:p>alt+v</text:p>
          </table:table-cell>
          <table:table-cell table:number-columns-repeated="2"/>
        </table:table-row>
        <table:table-row table:style-name="ro1">
          <table:table-cell office:value-type="string">
            <text:p>Print preview</text:p>
          </table:table-cell>
          <table:table-cell office:value-type="string">
            <text:p>alt+v</text:p>
          </table:table-cell>
          <table:table-cell table:number-columns-repeated="2"/>
        </table:table-row>
        <table:table-row table:style-name="ro2">
          <table:table-cell office:value-type="string">
            <text:p>Yeasts</text:p>
          </table:table-cell>
          <table:table-cell office:value-type="string">
            <text:p>alt+y</text:p>
          </table:table-cell>
          <table:table-cell office:value-type="string">
            <text:p>ctrl+y</text:p>
          </table:table-cell>
          <table:table-cell office:value-type="string">
            <text:p>ctrl+v</text:p>
          </table:table-cell>
        </table:table-row>
        <table:table-row table:style-name="ro1">
          <table:table-cell office:value-type="string">
            <text:p>Delete recipe</text:p>
          </table:table-cell>
          <table:table-cell/>
          <table:table-cell office:value-type="string">
            <text:p>QkeySequence::Delete</text:p>
          </table:table-cell>
          <table:table-cell/>
        </table:table-row>
        <table:table-row table:style-name="ro1">
          <table:table-cell office:value-type="string">
            <text:p>Save database</text:p>
          </table:table-cell>
          <table:table-cell/>
          <table:table-cell office:value-type="string">
            <text:p>QkeySequence::Save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1:Sheet1.C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10/03/2011</text:date>, <text:time>15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3T14:30:12</meta:creation-date>
    <dc:date>2011-10-03T15:48:23</dc:date>
    <meta:editing-duration>PT00H02M20S</meta:editing-duration>
    <meta:editing-cycles>1</meta:editing-cycles>
    <meta:document-statistic meta:table-count="3" meta:cell-count="92" meta:object-count="0"/>
    <meta:generator>OpenOffice.org/3.2$Linux OpenOffice.org_project/320m19$Build-9505</meta:generator>
  </office:meta>
</office:document-meta>
</file>